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9in" style:rel-column-width="9404*"/>
    </style:style>
    <style:style style:name="Table6.B" style:family="table-column">
      <style:table-column-properties style:column-width="2.0229in" style:rel-column-width="19063*"/>
    </style:style>
    <style:style style:name="Table6.C" style:family="table-column">
      <style:table-column-properties style:column-width="3.9333in" style:rel-column-width="3706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7708in" style:rel-column-width="46248*"/>
    </style:style>
    <style:style style:name="Table4.B" style:family="table-column">
      <style:table-column-properties style:column-width="0.7708in" style:rel-column-width="7472*"/>
    </style:style>
    <style:style style:name="Table4.C" style:family="table-column">
      <style:table-column-properties style:column-width="1.2188in" style:rel-column-width="1181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11"/><text:text-input text:description="">$salesOrder.title</text:text-input> </text:p>
          </table:table-cell>
          <table:table-cell table:style-name="Table6.B1" office:value-type="string">
            <text:p text:style-name="P7"><text:s text:c="18"/>Order No <text:s text:c="19"/><text:text-input text:description="">$salesOrder.number</text:text-input></text:p>
            <text:p text:style-name="P7"><text:s text:c="18"/>Customer Order No <text:s text:c="2"/><text:text-input text:description="">$salesOrder.customerNo</text:text-input></text:p>
            <text:p text:style-name="P7"><text:s text:c="18"/>Currency <text:s text:c="20"/><text:text-input text:description="">$salesOrder.currency</text:text-input></text:p>
            <text:p text:style-name="P7"><text:s text:c="18"/>Order Date <text:s text:c="17"/><text:text-input text:description="">$salesOrder.date</text:text-input></text:p>
            <text:p text:style-name="P7"><text:s text:c="18"/>Due <text:s/>Date <text:s text:c="19"/><text:text-input text:description="">$salesOrder.dueDate</text:text-input></text:p>
            <text:p text:style-name="P7"><text:s text:c="18"/>Payment Terms <text:s text:c="10"/><text:text-input text:description="">$salesOrder.terms</text:text-input></text:p>
            <text:p text:style-name="P7"><text:s text:c="18"/>Shipping Terms <text:s text:c="10"/><text:text-input text:description="">$salesOrder.shipTerm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sOrder.billAddress</text:text-input></text:p>
          </table:table-cell>
          <table:table-cell table:style-name="Table9.B2" office:value-type="string">
            <text:p text:style-name="P4"><text:text-input text:description="">$salesOrder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ustomer Name</text:p>
          </table:table-cell>
          <table:table-cell table:style-name="Table1.B1" office:value-type="string">
            <text:p text:style-name="P8"><text:text-input text:description="">$salesOrder.custome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sales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sales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s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sales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sales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sales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salesOrder.regi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3-09T17:29:09.92</dc:date>
    <meta:editing-duration>PT03H18M56S</meta:editing-duration>
    <meta:editing-cycles>62</meta:editing-cycles>
    <dc:creator>Nagaraju Palla</dc:creator>
    <meta:document-statistic meta:table-count="7" meta:image-count="2" meta:object-count="0" meta:page-count="1" meta:paragraph-count="40" meta:word-count="62" meta:character-count="949"/>
  </office:meta>
</office:document-meta>
</file>